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1_11-56-57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1_13-15-57_000.jpg</text:p>
          </table:table-cell>
          <table:table-cell table:style-name="ce25" office:value-type="string">
            <text:p>:PHOTO 記録 / 実施：掃除 / ２階トイレ：便器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3]=&quot;&quot;;[.C3];CONCATENATE([.C3];&quot; / &quot;;[.E3]))" office:value-type="string" office:string-value=":PHOTO 記録 / 実施：掃除 / ２階トイレ：便器">
            <text:p>:PHOTO 記録 / 実施：掃除 / ２階トイレ：便器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21_13-18-05_000.jpg</text:p>
          </table:table-cell>
          <table:table-cell table:style-name="ce25" office:value-type="string">
            <text:p>:PHOTO 記録 / @自室 / トイレットペーパー：交換した</text:p>
          </table:table-cell>
          <table:table-cell table:style-name="ce17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4]=&quot;&quot;;[.C4];CONCATENATE([.C4];&quot; / &quot;;[.E4]))" office:value-type="string" office:string-value=":PHOTO 記録 / @自室 / トイレットペーパー：交換した">
            <text:p>:PHOTO 記録 / @自室 / トイレットペーパー：交換し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1_20-36-37_000.jpg</text:p>
          </table:table-cell>
          <table:table-cell table:style-name="ce16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08813 E-139-34-49.489746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1_23-20-03_000.jpg</text:p>
          </table:table-cell>
          <table:table-cell table:style-name="ce25" office:value-type="string">
            <text:p>:PHOTO 記録 / @自室 / 充電：電池：単３ / 懐中電灯用 / 開始</text:p>
          </table:table-cell>
          <table:table-cell table:style-name="ce16"/>
          <table:table-cell table:style-name="ce4"/>
          <table:table-cell table:style-name="ce4" office:value-type="string">
            <text:p>N-35-35-28.422546 E-139-34-49.544677</text:p>
          </table:table-cell>
          <table:table-cell table:style-name="ce34" table:formula="of:=IF([.E6]=&quot;&quot;;[.C6];CONCATENATE([.C6];&quot; / &quot;;[.E6]))" office:value-type="string" office:string-value=":PHOTO 記録 / @自室 / 充電：電池：単３ / 懐中電灯用 / 開始">
            <text:p>:PHOTO 記録 / @自室 / 充電：電池：単３ / 懐中電灯用 / 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21_23-51-44_000.jpg</text:p>
          </table:table-cell>
          <table:table-cell table:style-name="ce16" office:value-type="string">
            <text:p>:PHOTO 記録 / 経過記録；作ったもの / food=焼酎漬け / material=ニンニク；liquor=麦焼酎:200ml,time=1216-0005,container=silver-cap</text:p>
          </table:table-cell>
          <table:table-cell table:style-name="ce16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ニンニク；liquor=麦焼酎:200ml,time=1216-0005,container=silver-cap">
            <text:p>:PHOTO 記録 / 経過記録；作ったもの / food=焼酎漬け / material=ニンニク；liquor=麦焼酎:200ml,time=1216-0005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21_23-51-55_000.jpg</text:p>
          </table:table-cell>
          <table:table-cell table:style-name="ce19" office:value-type="string">
            <text:p>:PHOTO 記録 / 経過記録；作ったもの / food=焼酎漬け / material=セージ：１パック；liquor=麦焼酎:200ml,time=1221-0009,container=silver-cap</text:p>
          </table:table-cell>
          <table:table-cell table:style-name="ce17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セージ：１パック；liquor=麦焼酎:200ml,time=1221-0009,container=silver-cap">
            <text:p>:PHOTO 記録 / 経過記録；作ったもの / food=焼酎漬け / material=セージ：１パック；liquor=麦焼酎:200ml,time=1221-0009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21_23-52-03_000.jpg</text:p>
          </table:table-cell>
          <table:table-cell table:style-name="ce17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21_23-56-14_000.jpg</text:p>
          </table:table-cell>
          <table:table-cell table:style-name="ce18" office:value-type="string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セージ：１パック；liquor=麦焼酎:200ml,time=1221-0009,container=silver-cap /// liquor=麦焼酎:100ml,time=1221-2354,other=既存取り出し；焼酎追加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22_02-07-1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4"/>
          <table:table-cell table:style-name="ce4" office:value-type="string">
            <text:p>N-35-35-28.477478 E-139-34-48.995361</text:p>
          </table:table-cell>
          <table:table-cell table:style-name="ce34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2_02-07-30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77478 E-139-34-48.995361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22_02-07-40_000.jpg</text:p>
          </table:table-cell>
          <table:table-cell table:style-name="ce16" office:value-type="string">
            <text:p>:PHOTO 記録 / 文書 / 時刻：飲酒：開始～アダルト視聴：終了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PHOTO 記録 / 文書 / 時刻：飲酒：開始～アダルト視聴：終了">
            <text:p>:PHOTO 記録 / 文書 / 時刻：飲酒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22_10-56-23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22_12-21-00_000.jpg</text:p>
          </table:table-cell>
          <table:table-cell table:style-name="ce19" office:value-type="string">
            <text:p>:m :th / ディズレリがどうとか、ユダヤ人がどうとか：すべて、白人同士の内輪の話し：イエスを見て、歩もうよ ||| :tome/ (J*) / 日本教にも、「異端」があっても、いいだろう ||| :m :lets / action activity / やること / 「民間療法」、究めよう：やけど、切り傷</text:p>
          </table:table-cell>
          <table:table-cell table:style-name="ce16"/>
          <table:table-cell table:style-name="ce4"/>
          <table:table-cell table:style-name="ce4" office:value-type="string">
            <text:p>N-35-35-27.282714 E-139-34-55.3125</text:p>
          </table:table-cell>
          <table:table-cell table:style-name="ce34" table:formula="of:=IF([.E15]=&quot;&quot;;[.C15];CONCATENATE([.C15];&quot; / &quot;;[.E15]))" office:value-type="string" office:string-value=":m :th / ディズレリがどうとか、ユダヤ人がどうとか：すべて、白人同士の内輪の話し：イエスを見て、歩もうよ ||| :tome/ (J*) / 日本教にも、「異端」があっても、いいだろう ||| :m :lets / action activity / やること / 「民間療法」、究めよう：やけど、切り傷">
            <text:p>:m :th / ディズレリがどうとか、ユダヤ人がどうとか：すべて、白人同士の内輪の話し：イエスを見て、歩もうよ ||| :tome/ (J*) / 日本教にも、「異端」があっても、いいだろう ||| :m :lets / action activity / やること / 「民間療法」、究めよう：やけど、切り傷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22_12-37-22_000.jpg</text:p>
          </table:table-cell>
          <table:table-cell table:style-name="ce8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4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1_14-31-39_000.mp4</text:p>
          </table:table-cell>
          <table:table-cell table:style-name="ce8" office:value-type="string">
            <text:p>:VIDEO / @自室 / 記録 / jap.flute-bamboo / 演奏、play / b-2020-1221-1 / genr=f-N:composition-relay-14:pop-tune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221-1 / genr=f-N:composition-relay-14:pop-tune">
            <text:p>:VIDEO / @自室 / 記録 / jap.flute-bamboo / 演奏、play / b-2020-1221-1 / genr=f-N:composition-relay-14:pop-tune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1_18-28-18_000.mp4</text:p>
          </table:table-cell>
          <table:table-cell table:style-name="ce8" office:value-type="string">
            <text:p>:VIDEO / @自室 / 記録 / jap.flute-bamboo / 演奏、play / b-2020-1221-2 / genr=todays-melody:pop-tune,id=2020-1221-2</text:p>
          </table:table-cell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221-2 / genr=todays-melody:pop-tune,id=2020-1221-2">
            <text:p>:VIDEO / @自室 / 記録 / jap.flute-bamboo / 演奏、play / b-2020-1221-2 / genr=todays-melody:pop-tune,id=2020-1221-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1_18-38-34_000.mp4</text:p>
          </table:table-cell>
          <table:table-cell table:style-name="ce8" office:value-type="string">
            <text:p>:VIDEO / @自室 / 記録 / jap.flute-bamboo / 演奏、play / b-2020-1221-3 / genr=todays-melody:pop-tune,for=melody-B,id=2020-1221-2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0-1221-3 / genr=todays-melody:pop-tune,for=melody-B,id=2020-1221-2">
            <text:p>:VIDEO / @自室 / 記録 / jap.flute-bamboo / 演奏、play / b-2020-1221-3 / genr=todays-melody:pop-tune,for=melody-B,id=2020-1221-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1_20-04-55_000.mid</text:p>
          </table:table-cell>
          <table:table-cell table:style-name="ce8" office:value-type="string">
            <text:p>:in-mid / app=perfect-piano / 演奏、play / id-2020-1221-1 / category=melody,inst=shakuhachi,for=~,genre=janaese-tune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in-mid / app=perfect-piano / 演奏、play / id-2020-1221-1 / category=melody,inst=shakuhachi,for=~,genre=janaese-tune">
            <text:p>:in-mid / app=perfect-piano / 演奏、play / id-2020-1221-1 / category=melody,inst=shakuhachi,for=~,genre=janaese-tun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2020/12/22</text:date>, <text:time>16:08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2T16:08:59.36</dc:date>
    <dc:creator>iwabuchi ken</dc:creator>
    <meta:editing-duration>P29DT15H25M32S</meta:editing-duration>
    <meta:editing-cycles>11024</meta:editing-cycles>
    <meta:document-statistic meta:table-count="1" meta:cell-count="469" meta:object-count="0"/>
  </office:meta>
</office:document-meta>
</file>